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6bf1c" officeooo:paragraph-rsid="0016bf1c" style:font-size-asian="17.5pt" style:font-size-complex="20pt"/>
    </style:style>
    <style:style style:name="P2" style:family="paragraph" style:parent-style-name="Standard" style:list-style-name="L1">
      <style:text-properties fo:font-size="20pt" officeooo:rsid="0016bf1c" officeooo:paragraph-rsid="0016bf1c" style:font-size-asian="17.5pt" style:font-size-complex="20pt"/>
    </style:style>
    <style:style style:name="P3" style:family="paragraph" style:parent-style-name="Standard" style:list-style-name="L1">
      <style:text-properties fo:font-size="20pt" officeooo:rsid="00173a16" officeooo:paragraph-rsid="00173a16" style:font-size-asian="17.5pt" style:font-size-complex="20pt"/>
    </style:style>
    <style:style style:name="P4" style:family="paragraph" style:parent-style-name="Standard">
      <style:text-properties fo:font-size="20pt" officeooo:rsid="00173a16" officeooo:paragraph-rsid="00173a16" style:font-size-asian="17.5pt" style:font-size-complex="20pt"/>
    </style:style>
    <style:style style:name="P5" style:family="paragraph" style:parent-style-name="Standard">
      <style:text-properties fo:font-size="20pt" officeooo:rsid="00212695" officeooo:paragraph-rsid="00212695" style:font-size-asian="17.5pt" style:font-size-complex="20pt"/>
    </style:style>
    <style:style style:name="P6" style:family="paragraph" style:parent-style-name="Standard">
      <style:text-properties fo:font-size="13pt" officeooo:rsid="0016bf1c" officeooo:paragraph-rsid="0016bf1c" style:font-size-asian="13pt" style:font-size-complex="13pt"/>
    </style:style>
    <style:style style:name="P7" style:family="paragraph" style:parent-style-name="Standard" style:list-style-name="L3">
      <style:text-properties fo:font-size="13pt" officeooo:rsid="00183088" officeooo:paragraph-rsid="00183088" style:font-size-asian="13pt" style:font-size-complex="13pt"/>
    </style:style>
    <style:style style:name="P8" style:family="paragraph" style:parent-style-name="Standard">
      <style:text-properties fo:font-size="13pt" officeooo:rsid="00183088" officeooo:paragraph-rsid="00183088" style:font-size-asian="13pt" style:font-size-complex="13pt"/>
    </style:style>
    <style:style style:name="P9" style:family="paragraph" style:parent-style-name="Standard">
      <style:text-properties fo:font-size="13pt" officeooo:rsid="00173a16" officeooo:paragraph-rsid="00173a16" style:font-size-asian="13pt" style:font-size-complex="13pt"/>
    </style:style>
    <style:style style:name="P10" style:family="paragraph" style:parent-style-name="Standard" style:list-style-name="L12">
      <style:text-properties fo:font-size="13pt" officeooo:rsid="00173a16" officeooo:paragraph-rsid="001a4137" style:font-size-asian="13pt" style:font-size-complex="13pt"/>
    </style:style>
    <style:style style:name="P11" style:family="paragraph" style:parent-style-name="Standard" style:list-style-name="L13">
      <style:text-properties fo:font-size="13pt" officeooo:rsid="0020d196" officeooo:paragraph-rsid="0020d196" style:font-size-asian="13pt" style:font-size-complex="13pt"/>
    </style:style>
    <style:style style:name="P12" style:family="paragraph" style:parent-style-name="Standard" style:list-style-name="L13">
      <style:text-properties fo:font-size="13pt" officeooo:rsid="00212695" officeooo:paragraph-rsid="00212695" style:font-size-asian="13pt" style:font-size-complex="13pt"/>
    </style:style>
    <style:style style:name="P13" style:family="paragraph" style:parent-style-name="Standard" style:list-style-name="L3">
      <style:text-properties fo:font-size="13pt" style:text-underline-style="none" fo:font-weight="bold" officeooo:rsid="00183088" officeooo:paragraph-rsid="00186f7a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style:text-underline-style="none" fo:font-weight="bold" officeooo:rsid="00183088" officeooo:paragraph-rsid="00186f7a" style:font-size-asian="13pt" style:font-weight-asian="bold" style:font-size-complex="13pt" style:font-weight-complex="bold"/>
    </style:style>
    <style:style style:name="P15" style:family="paragraph" style:parent-style-name="Standard" style:list-style-name="L3">
      <style:text-properties fo:font-size="13pt" style:text-underline-style="none" fo:font-weight="bold" officeooo:rsid="00185a91" officeooo:paragraph-rsid="00185a91" style:font-size-asian="13pt" style:font-weight-asian="bold" style:font-size-complex="13pt" style:font-weight-complex="bold"/>
    </style:style>
    <style:style style:name="P16" style:family="paragraph" style:parent-style-name="Standard" style:list-style-name="L8">
      <style:text-properties fo:font-size="13pt" style:text-underline-style="none" fo:font-weight="bold" officeooo:rsid="00185a91" officeooo:paragraph-rsid="00185a91" style:font-size-asian="13pt" style:font-weight-asian="bold" style:font-size-complex="13pt" style:font-weight-complex="bold"/>
    </style:style>
    <style:style style:name="P17" style:family="paragraph" style:parent-style-name="Standard" style:list-style-name="L3">
      <style:text-properties fo:font-size="13pt" style:text-underline-style="none" fo:font-weight="normal" officeooo:rsid="00186f7a" officeooo:paragraph-rsid="00186f7a" style:font-size-asian="13pt" style:font-weight-asian="normal" style:font-size-complex="13pt" style:font-weight-complex="normal"/>
    </style:style>
    <style:style style:name="P18" style:family="paragraph" style:parent-style-name="Standard" style:list-style-name="L8">
      <style:text-properties fo:font-size="13pt" fo:font-style="italic" style:text-underline-style="none" fo:font-weight="normal" officeooo:rsid="00185a91" officeooo:paragraph-rsid="00185a91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 style:list-style-name="L11">
      <style:text-properties fo:font-size="13pt" fo:font-weight="bold" officeooo:rsid="00186f7a" officeooo:paragraph-rsid="00186f7a" style:font-size-asian="13pt" style:font-weight-asian="bold" style:font-size-complex="13pt" style:font-weight-complex="bold"/>
    </style:style>
    <style:style style:name="P20" style:family="paragraph" style:parent-style-name="Standard" style:list-style-name="L12">
      <style:text-properties fo:font-size="13pt" fo:font-weight="bold" officeooo:rsid="00173a16" officeooo:paragraph-rsid="001a4137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fo:font-weight="bold" officeooo:rsid="00173a16" officeooo:paragraph-rsid="001a4137" style:font-size-asian="13pt" style:font-weight-asian="bold" style:font-size-complex="13pt" style:font-weight-complex="bold"/>
    </style:style>
    <style:style style:name="P22" style:family="paragraph" style:parent-style-name="Standard" style:list-style-name="L11">
      <style:text-properties fo:font-size="13pt" fo:font-weight="bold" officeooo:rsid="001b9c78" officeooo:paragraph-rsid="001b9c78" style:font-size-asian="13pt" style:font-weight-asian="bold" style:font-size-complex="13pt" style:font-weight-complex="bold"/>
    </style:style>
    <style:style style:name="P23" style:family="paragraph" style:parent-style-name="Standard" style:list-style-name="L11">
      <style:text-properties fo:font-size="13pt" fo:font-weight="bold" officeooo:rsid="001b9c78" officeooo:paragraph-rsid="001df45e" style:font-size-asian="13pt" style:font-weight-asian="bold" style:font-size-complex="13pt" style:font-weight-complex="bold"/>
    </style:style>
    <style:style style:name="P24" style:family="paragraph" style:parent-style-name="Standard" style:list-style-name="L13">
      <style:text-properties fo:font-size="13pt" fo:font-weight="bold" officeooo:rsid="00212695" officeooo:paragraph-rsid="00212695" style:font-size-asian="13pt" style:font-weight-asian="bold" style:font-size-complex="13pt" style:font-weight-complex="bold"/>
    </style:style>
    <style:style style:name="P25" style:family="paragraph" style:parent-style-name="Standard" style:list-style-name="L11">
      <style:text-properties fo:font-size="13pt" fo:font-weight="normal" officeooo:rsid="001df45e" officeooo:paragraph-rsid="001df45e" style:font-size-asian="13pt" style:font-weight-asian="normal" style:font-size-complex="13pt" style:font-weight-complex="normal"/>
    </style:style>
    <style:style style:name="P26" style:family="paragraph" style:parent-style-name="Standard" style:list-style-name="L13">
      <style:text-properties fo:font-size="13pt" fo:font-weight="normal" officeooo:rsid="00212695" officeooo:paragraph-rsid="00212695" style:font-size-asian="13pt" style:font-weight-asian="normal" style:font-size-complex="13pt" style:font-weight-complex="normal"/>
    </style:style>
    <style:style style:name="P27" style:family="paragraph" style:parent-style-name="Standard" style:list-style-name="L5">
      <style:text-properties officeooo:paragraph-rsid="00183088"/>
    </style:style>
    <style:style style:name="P28" style:family="paragraph" style:parent-style-name="Standard">
      <style:text-properties officeooo:paragraph-rsid="00183088"/>
    </style:style>
    <style:style style:name="P29" style:family="paragraph" style:parent-style-name="Standard" style:list-style-name="L9">
      <style:text-properties officeooo:paragraph-rsid="00186f7a"/>
    </style:style>
    <style:style style:name="P30" style:family="paragraph" style:parent-style-name="Standard" style:list-style-name="L10">
      <style:text-properties officeooo:paragraph-rsid="00186f7a"/>
    </style:style>
    <style:style style:name="P31" style:family="paragraph" style:parent-style-name="Standard" style:list-style-name="L11">
      <style:text-properties officeooo:paragraph-rsid="001d420c"/>
    </style:style>
    <style:style style:name="P32" style:family="paragraph" style:parent-style-name="Standard" style:list-style-name="L11">
      <style:text-properties fo:font-weight="bold" officeooo:paragraph-rsid="001d420c" style:font-weight-asian="bold" style:font-weight-complex="bold"/>
    </style:style>
    <style:style style:name="P33" style:family="paragraph" style:parent-style-name="Preformatted_20_Text" style:list-style-name="L11">
      <style:text-properties fo:font-size="13pt" fo:font-weight="bold" officeooo:rsid="001d420c" officeooo:paragraph-rsid="001d420c" style:font-size-asian="13pt" style:font-weight-asian="bold" style:font-size-complex="13pt" style:font-weight-complex="bold"/>
    </style:style>
    <style:style style:name="T1" style:family="text">
      <style:text-properties officeooo:rsid="00173a16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4137" style:font-weight-asian="normal" style:font-weight-complex="normal"/>
    </style:style>
    <style:style style:name="T9" style:family="text">
      <style:text-properties fo:font-weight="normal" officeooo:rsid="001b6015" style:font-weight-asian="normal" style:font-weight-complex="normal"/>
    </style:style>
    <style:style style:name="T10" style:family="text">
      <style:text-properties fo:font-weight="normal" officeooo:rsid="001d420c" style:font-weight-asian="normal" style:font-weight-complex="normal"/>
    </style:style>
    <style:style style:name="T11" style:family="text">
      <style:text-properties fo:font-size="13pt" officeooo:rsid="00183088" style:font-size-asian="13pt" style:font-size-complex="13pt"/>
    </style:style>
    <style:style style:name="T12" style:family="text">
      <style:text-properties fo:font-size="13pt" style:text-underline-style="none" fo:font-weight="bold" officeooo:rsid="00183088" style:font-size-asian="13pt" style:font-weight-asian="bold" style:font-size-complex="13pt" style:font-weight-complex="bold"/>
    </style:style>
    <style:style style:name="T13" style:family="text">
      <style:text-properties fo:font-size="13pt" style:text-underline-style="none" fo:font-weight="normal" officeooo:rsid="00183088" style:font-size-asian="13pt" style:font-weight-asian="normal" style:font-size-complex="13pt" style:font-weight-complex="normal"/>
    </style:style>
    <style:style style:name="T14" style:family="text">
      <style:text-properties fo:font-size="13pt" fo:font-style="italic" style:text-underline-style="none" fo:font-weight="normal" officeooo:rsid="00186f7a" style:font-size-asian="13pt" style:font-style-asian="italic" style:font-weight-asian="normal" style:font-size-complex="13pt" style:font-style-complex="italic" style:font-weight-complex="normal"/>
    </style:style>
    <style:style style:name="T15" style:family="text">
      <style:text-properties fo:font-size="13pt" fo:font-weight="normal" officeooo:rsid="001d420c" style:font-size-asian="13pt" style:font-weight-asian="normal" style:font-size-complex="13pt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901ad" style:font-style-asian="normal" style:font-weight-asian="bold" style:font-style-complex="normal" style:font-weight-complex="bold"/>
    </style:style>
    <style:style style:name="T19" style:family="text">
      <style:text-properties officeooo:rsid="001a4137"/>
    </style:style>
    <style:style style:name="T20" style:family="text">
      <style:text-properties officeooo:rsid="001b6015"/>
    </style:style>
    <style:style style:name="T21" style:family="text">
      <style:text-properties officeooo:rsid="001d42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30542179" text:style-name="L1">
        <text:list-item>
          <text:p text:style-name="P2">Zadanie 1</text:p>
        </text:list-item>
      </text:list>
      <text:p text:style-name="P6"><text:span text:style-name="T2">(5pt)</text:span> Wytłumacz jakie pliki zawierają katalogi <text:span text:style-name="T5">/dev</text:span> oraz <text:span text:style-name="T5">/proc</text:span>. Wykorzystując polecenie <text:span text:style-name="T5">dd</text:span> odczytaj pierwszy sektor z dysku głównego (uwaga na prawa dostępu) lub podpiętego pendrive'a i wyświetl przez <text:span text:style-name="T5">hexdump -C</text:span>. Z katalogu <text:span text:style-name="T5">proc</text:span> wyświetl informacje o pamięci, procesorze i partycjach. </text:p>
      <text:p text:style-name="P6"/>
      <text:list xml:id="list3660891615" text:style-name="L3">
        <text:list-item>
          <text:p text:style-name="P7">Katalogi:</text:p>
        </text:list-item>
      </text:list>
      <text:list xml:id="list796266315" text:style-name="L5">
        <text:list-item>
          <text:p text:style-name="P27"><text:span text:style-name="T12">/dev -</text:span><text:span text:style-name="T13"> od devices, znajdujące się w nim pliki to pliki pośredniczące w komunikacji system- urządzenia. Nie są to faktyczne pliki na dysku.</text:span></text:p>
        </text:list-item>
        <text:list-item>
          <text:p text:style-name="P27"><text:span text:style-name="T12">/proc –</text:span><text:span text:style-name="T13"> od processes, jest katalogiem wirtualnym, znajdują się w nim dane o aktualnie uruchomionych procesach</text:span></text:p>
        </text:list-item>
      </text:list>
      <text:p text:style-name="P28"><text:span text:style-name="T13"/></text:p>
      <text:list xml:id="list221308610974219" text:continue-list="list3660891615" text:style-name="L3">
        <text:list-item>
          <text:p text:style-name="P17">Sektor i pendrive hexump</text:p>
        </text:list-item>
      </text:list>
      <text:list xml:id="list2217858342" text:style-name="L9">
        <text:list-item>
          <text:p text:style-name="P29"><text:span text:style-name="T14">pierwszy sektor dysku głównego </text:span></text:p>
        </text:list-item>
      </text:list>
      <text:list xml:id="list221309678611597" text:continue-list="list221308610974219" text:style-name="L3">
        <text:list-header>
          <text:p text:style-name="P13">sudo dd if=/dev/nvme0n1 bs=1 count=1k | hexdump -C</text:p>
        </text:list-header>
      </text:list>
      <text:p text:style-name="P14"><text:tab/></text:p>
      <text:list xml:id="list1589035149" text:style-name="L10">
        <text:list-item>
          <text:p text:style-name="P30"><text:span text:style-name="T14">pendrive</text:span></text:p>
        </text:list-item>
      </text:list>
      <text:p text:style-name="P14"><text:tab/>sudo dd if=/dev/disk/by-id/usb-<text:tab/>Kingston_DataTraveler_3.0_1831BFBBBED1B310A95F0050-0\:0-part1 bs=1 <text:tab/>count=1k | hexdump -C</text:p>
      <text:p text:style-name="P8"/>
      <text:list xml:id="list221308772331004" text:continue-list="list221309678611597" text:style-name="L3">
        <text:list-item>
          <text:p text:style-name="P15"><text:span text:style-name="T7">Informacje z katalogu </text:span><text:span text:style-name="T4">proc <text:s/></text:span><text:span text:style-name="T3">cd proc &gt; ls - l <text:s/>| grep partition/ mem/ cpu</text:span><text:span text:style-name="T16"> &gt; cat</text:span></text:p>
        </text:list-item>
      </text:list>
      <text:list xml:id="list537702327" text:style-name="L8">
        <text:list-item>
          <text:p text:style-name="P16"><text:span text:style-name="T4">partycje</text:span> –<text:span text:style-name="T7"> </text:span>cat <text:span text:style-name="T16">proc/partitions</text:span></text:p>
        </text:list-item>
        <text:list-item>
          <text:p text:style-name="P16"><text:span text:style-name="T4">pamięć</text:span> <text:span text:style-name="T3">- </text:span><text:span text:style-name="T7"><text:s/></text:span>cat proc/meminfo</text:p>
        </text:list-item>
        <text:list-item>
          <text:p text:style-name="P18">procesor – <text:span text:style-name="T17">cat pro</text:span><text:span text:style-name="T18">c</text:span><text:span text:style-name="T17">/cpuinfo</text:span></text:p>
        </text:list-item>
      </text:list>
      <text:p text:style-name="P1"/>
      <text:list xml:id="list221309152478582" text:continue-list="list1230542179" text:style-name="L1">
        <text:list-item>
          <text:p text:style-name="P2">Zadanie <text:span text:style-name="T1">2</text:span></text:p>
        </text:list-item>
      </text:list>
      <text:p text:style-name="P6"><text:span text:style-name="T2">(5pt)</text:span> Zapoznaj się z programem <text:span text:style-name="T5">ps</text:span> (<text:span text:style-name="T5">man ps</text:span>). Naucz się posługiwać tym programem, aby umieć sprawdzać co najmniej istnienie i parametry wybranych procesów (PID procesu i rodzica, stan procesu, priorytet, nice, ilość pamięci, zużycie czasu procesora). Uruchom też kilka terminali pokaż jakie urządzenie tty wykorzystują. Wykonując komendę <text:span text:style-name="T5">ps axjf</text:span> pokaż wszystkie procesy które podpięte są do tych terminali (kolumna TTY). </text:p>
      <text:p text:style-name="P6"/>
      <text:list xml:id="list2643731252" text:style-name="L11">
        <text:list-item>
          <text:p text:style-name="P19">Ps<text:span text:style-name="T7"> – wyświetla informacje o wyselekcjonowanych aktywnych procesach.</text:span></text:p>
        </text:list-item>
        <text:list-item>
          <text:p text:style-name="P22"><text:span text:style-name="T10">Pid po nazwie </text:span>Ps -C nazwa</text:p>
        </text:list-item>
        <text:list-item>
          <text:p text:style-name="P23"><text:span text:style-name="T10">ppid po pid X</text:span><text:span text:style-name="T21"> </text:span>ps -o <text:span text:style-name="T21">ppid=,tty=</text:span> -p X </text:p>
        </text:list-item>
        <text:list-item>
          <text:p text:style-name="P32"><text:span text:style-name="T15">pid po ppid </text:span>ps -f --ppid <text:span text:style-name="T21">X</text:span></text:p>
        </text:list-item>
        <text:list-item>
          <text:p text:style-name="P33"><text:span text:style-name="T7">sort </text:span>ps -eo pid,ppid,cmd,%mem,%cpu --sort=-%mem | head</text:p>
        </text:list-item>
        <text:list-item>
          <text:p text:style-name="P31"><text:span text:style-name="T15">morderstwo procesu </text:span><text:span text:style-name="T6"><text:s/>kill -9 2583</text:span></text:p>
        </text:list-item>
        <text:list-item>
          <text:p text:style-name="P25">priorytet<text:span text:style-name="T6"> ps -p 8238 -o priority=</text:span></text:p>
        </text:list-item>
        <text:list-item>
          <text:p text:style-name="P25">nice<text:span text:style-name="T6"> ps -p 8238 -o nice=</text:span></text:p>
        </text:list-item>
        <text:list-item>
          <text:p text:style-name="P25">podpięcia<text:span text:style-name="T6"> ps-t </text:span></text:p>
        </text:list-item>
        <text:list-item>
          <text:p text:style-name="P25">pamięć i zużycie cpu<text:span text:style-name="T6"> ps -p 4445 -o %mem=,%cpu=</text:span></text:p>
        </text:list-item>
        <text:list-item>
          <text:p text:style-name="P25">select tylko konkretnego terminalu<text:span text:style-name="T6"> ps axjf |grep pts/3</text:span></text:p>
        </text:list-item>
      </text:list>
      <text:p text:style-name="P1"/>
      <text:p text:style-name="P1"/>
      <text:list xml:id="list221310040920187" text:continue-list="list221309152478582" text:style-name="L1">
        <text:list-item>
          <text:p text:style-name="P3"><text:soft-page-break/>Zadanie 3</text:p>
        </text:list-item>
      </text:list>
      <text:p text:style-name="P9">Wytłumacz każdy z powyższych kroków. Co oznaczają opcje <text:span text:style-name="T5">-Wall</text:span> oraz <text:span text:style-name="T5">-pedantic</text:span>? Zobacz <text:span text:style-name="T5">man gcc</text:span>. //<text:span text:style-name="T20">man grep^</text:span></text:p>
      <text:p text:style-name="P9"/>
      <text:list xml:id="list3335143096" text:style-name="L12">
        <text:list-item>
          <text:p text:style-name="P10"><text:span text:style-name="T5">-Wall</text:span> <text:s/>- <text:span text:style-name="T19">włącza konkretne flagi ostrzegawcze (-Wunused-parameter,-Wno-format-extra-args, ...)</text:span></text:p>
        </text:list-item>
        <text:list-item>
          <text:p text:style-name="P20">-<text:span text:style-name="T19">pedantic –</text:span><text:span text:style-name="T8"> </text:span><text:span text:style-name="T9">powoduje wyświetlanie ostrzeżeń przed użyciem alternatywnyc słów kluczowych</text:span></text:p>
        </text:list-item>
      </text:list>
      <text:p text:style-name="P21"><text:span text:style-name="T9"/></text:p>
      <text:p text:style-name="P21"><text:span text:style-name="T9"/></text:p>
      <text:list xml:id="list221309715760090" text:continue-list="list221310040920187" text:style-name="L1">
        <text:list-item>
          <text:p text:style-name="P3">Zadanie 4</text:p>
        </text:list-item>
      </text:list>
      <text:p text:style-name="P9"><text:span text:style-name="T2">(5pt)</text:span> Pokaż na przykładzie (np. <text:span text:style-name="T5">sleep 1000</text:span>, <text:span text:style-name="T5">sleep 1001</text:span>, ...) zarządzanie zadaniami wykorzystując <text:span text:style-name="T5">&lt;polecenie&gt; &amp;</text:span> - uruchamianie w tle (background) oraz <text:span text:style-name="T5">jobs, fg, bg, kill</text:span> oraz <text:span text:style-name="T5">^Z</text:span>. Uruchom kilka zadań w tle i pokaż jak można nimi zarządzać, czyli zatrzymywać, wznawiać oraz kończyć ich działanie. Pokaż jak uruchomione zadanie (nie w tle), można w czasie działania uruchomić w tle np. wykonując komendę <text:span text:style-name="T5">sleep 100</text:span> (bez &amp;) w czasie działanie przełącz je do działania w tle.</text:p>
      <text:p text:style-name="P9"/>
      <text:list xml:id="list1863718027" text:style-name="L13">
        <text:list-item>
          <text:p text:style-name="P24">sleep 1000 &amp; sleep 1001 &amp; sleep 1002 </text:p>
        </text:list-item>
        <text:list-item>
          <text:p text:style-name="P12"><text:span text:style-name="T6">jobs</text:span> – wyświetla zadania</text:p>
        </text:list-item>
        <text:list-item>
          <text:p text:style-name="P24">fg<text:span text:style-name="T7"> – przesuwa na front </text:span></text:p>
        </text:list-item>
        <text:list-item>
          <text:p text:style-name="P24">bg – <text:span text:style-name="T7">przesuwa zadanie na tryb w tle</text:span></text:p>
        </text:list-item>
        <text:list-item>
          <text:p text:style-name="P24">kill <text:span text:style-name="T7">-morduje proces // tutaj warto skorzystać z ps -t i wtedy killem kill -9 pid</text:span></text:p>
        </text:list-item>
        <text:list-item>
          <text:p text:style-name="P26"/>
        </text:list-item>
        <text:list-item>
          <text:p text:style-name="P11"/>
        </text:list-item>
      </text:list>
      <text:list xml:id="list221308309398219" text:continue-list="list221309715760090" text:style-name="L1">
        <text:list-item>
          <text:p text:style-name="P3">Zadanie 5</text:p>
        </text:list-item>
      </text:list>
      <text:p text:style-name="P4"/>
      <text:list xml:id="list221308282690055" text:continue-numbering="true" text:style-name="L1">
        <text:list-item>
          <text:p text:style-name="P3">Zadanie 6</text:p>
        </text:list-item>
      </text:list>
      <text:p text:style-name="P4"/>
      <text:list xml:id="list221309861364888" text:continue-numbering="true" text:style-name="L1">
        <text:list-item>
          <text:p text:style-name="P3">Zadanie 7</text:p>
        </text:list-item>
      </text:list>
      <text:p text:style-name="P5">touch ./”nazwapliku”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9:02:42.378670882</meta:creation-date>
    <dc:date>2019-10-24T22:12:54.414601524</dc:date>
    <meta:editing-duration>PT14M28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2" meta:paragraph-count="45" meta:word-count="465" meta:character-count="2867" meta:non-whitespace-character-count="2460"/>
  </office:meta>
</office:document-meta>
</file>